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T1"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1.997cm" svg:x="1cm" svg:y="7.875cm" presentation:class="title" presentation:user-transformed="true">
          <draw:text-box>
            <text:p>Tendencias más molestas de diseño Web</text:p>
          </draw:text-box>
        </draw:frame>
        <draw:frame presentation:style-name="pr2" draw:text-style-name="P2" draw:layer="layout" svg:width="26cm" svg:height="4.125cm" svg:x="1cm" svg:y="10.875cm" presentation:class="subtitle" presentation:user-transformed="true">
          <draw:text-box>
            <text:p>Pablo leal del ojo</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preloaders</text:p>
          </draw:text-box>
        </draw:frame>
        <draw:frame presentation:style-name="pr5" draw:text-style-name="P1" draw:layer="layout" svg:width="26cm" svg:height="10.5cm" svg:x="1cm" svg:y="4.125cm" presentation:class="outline" presentation:user-transformed="true">
          <draw:text-box>
            <text:list text:style-name="L2">
              <text:list-header>
                <text:p>Un caso de su uso es un <text:a xlink:href="https://www.youtube.com/" xlink:type="simple">https://www.youtube.com/</text:a></text:p>
                <text:p>donde carga una silueta de los videos mientras que carga.</text:p>
                <text:p/>
                <text:p>Este causa efecto <text:span text:style-name="T1">positivo</text:span> cuando dura unos segundos deja saber al usuario que la pagina esta cargando correctamente.</text:p>
                <text:p>Pero puede ser negativo cuando se alarga mucho haciendo pensar que no esta cargando correctamente.</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pop-ups</text:p>
          </draw:text-box>
        </draw:frame>
        <draw:frame presentation:style-name="pr5" draw:text-style-name="P1" draw:layer="layout" svg:width="26cm" svg:height="10.5cm" svg:x="1cm" svg:y="4.125cm" presentation:class="outline" presentation:user-transformed="true">
          <draw:text-box>
            <text:list text:style-name="L2">
              <text:list-item>
                <text:p text:style-name="P1">Este puede ser positivo para mostrar cosas importantes o urgentes pero suele ser mal usado muchas veces y acaba siendo muy molesto, mostrándote cosas que no te importan.</text:p>
              </text:list-item>
              <text:list-item>
                <text:p text:style-name="P1">Un ejemplo real seria el login de google o facebook que aparece en muchas paginas como github</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menú hamburguesa</text:p>
          </draw:text-box>
        </draw:frame>
        <draw:frame presentation:style-name="pr5" draw:text-style-name="P1" draw:layer="layout" svg:width="26cm" svg:height="10.5cm" svg:x="1cm" svg:y="4.125cm" presentation:class="outline" presentation:user-transformed="true">
          <draw:text-box>
            <text:list text:style-name="L2">
              <text:list-item>
                <text:p text:style-name="P1">Se usa para mostrar menus que salen de butones que son muy grandes, un ejemplo de este seria <text:a xlink:href="https://www.pccomponentes.com/" xlink:type="simple">https://www.pccomponentes.com/</text:a></text:p>
              </text:list-item>
              <text:list-item>
                <text:p text:style-name="P1">Es útil para centrar la atención del usuario en el menú y mostrar mas informacion, si es muy grande puede ser incomodo de navegar.</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capcha</text:p>
          </draw:text-box>
        </draw:frame>
        <draw:frame presentation:style-name="pr5" draw:text-style-name="P1" draw:layer="layout" svg:width="26cm" svg:height="10.5cm" svg:x="1cm" svg:y="4.125cm" presentation:class="outline" presentation:user-transformed="true">
          <draw:text-box>
            <text:list text:style-name="L2">
              <text:list-item>
                <text:p text:style-name="P1">Este suele ser siempre molesto pero entiendo que es útil para ver que no eres un bot y para reunir información para IA</text:p>
              </text:list-item>
              <text:list-item>
                <text:p text:style-name="P1">Aqui hay una pagina donde lo explica bien <text:a xlink:href="https://www.google.com/recaptcha/about/" xlink:type="simple">https://www.google.com/recaptcha/about/</text:a></text:p>
                <text:p text:style-name="P1"/>
              </text:list-item>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Scrolling infinito</text:p>
          </draw:text-box>
        </draw:frame>
        <draw:frame presentation:style-name="pr5" draw:text-style-name="P1" draw:layer="layout" svg:width="26cm" svg:height="10.5cm" svg:x="1cm" svg:y="4.125cm" presentation:class="outline" presentation:user-transformed="true">
          <draw:text-box>
            <text:list text:style-name="L2">
              <text:list-item>
                <text:p text:style-name="P1">Es cuando puedes deslizar hacia abajo infinitamente, es muy útil cuando tienes una galería de fotos muy grande pero en algunas paginas puede ser muy molesto no dejando seleccionar algún elemento mal puesto abajo</text:p>
              </text:list-item>
              <text:list-item>
                <text:p text:style-name="P1">Google images usa esto.</text:p>
                <text:p text:style-name="P1"/>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2"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Sticky header</text:p>
          </draw:text-box>
        </draw:frame>
        <draw:frame presentation:style-name="pr5" draw:text-style-name="P1" draw:layer="layout" svg:width="26cm" svg:height="10.5cm" svg:x="1cm" svg:y="4.125cm" presentation:class="outline" presentation:user-transformed="true">
          <draw:text-box>
            <text:list text:style-name="L2">
              <text:list-item>
                <text:p text:style-name="P1">Es cueando el hearder sigue a la pagina hacia abajo, a mi me gustan mucho ya que hace que no tengas que estar deslizando hacia arriba para ver ele menu pero si este es muy grande puede ser muy molesto ocupando demasiado espacio en la pagina</text:p>
              </text:list-item>
              <text:list-item>
                <text:p text:style-name="P1">De nuevo google images usa esto cuando buscas algo dejando buscar otra cosa sin importar lo muy abajo que hayas deslizado lo cual combina muy bien con el scroll infinito </text:p>
                <text:p text:style-name="P1"/>
              </text:list-item>
            </text:list>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6" draw:text-style-name="P2"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3465a4" draw:end-color="#ffffff" draw:start-intensity="100%" draw:end-intensity="100%" draw:angle="0deg" draw:border="0%"/>
    <draw:gradient draw:name="Gradient_20_5" draw:display-name="Gradient 5"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1"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gradient-name="Gradient_20_5" draw:fill-hatch-name="Hatching_20_91" draw:fill-image-width="0cm" draw:fill-image-height="0cm"/>
      <style:paragraph-properties>
        <style:tab-stops/>
      </style:paragraph-properties>
      <style:text-properties fo:color="#1abc9c" loext:opacity="100%"/>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úmero&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úmero&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úme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úmero&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úme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04T17:09:29.191154886</meta:creation-date>
    <meta:editing-duration>PT3H14S</meta:editing-duration>
    <meta:editing-cycles>5</meta:editing-cycles>
    <meta:generator>LibreOffice/7.1.6.2$Linux_X86_64 LibreOffice_project/10$Build-2</meta:generator>
    <dc:title>Midnightblue</dc:title>
    <dc:date>2021-10-05T16:28:00.422223066</dc:date>
    <meta:document-statistic meta:object-count="78"/>
  </office:meta>
</office:document-meta>
</file>